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5pt" fo:font-weight="bold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Liberation Sans" fo:background-color="#ffffff"/>
    </style:style>
    <style:style style:name="P3" style:family="paragraph" style:parent-style-name="Standard">
      <style:paragraph-properties style:line-height-at-least="0.198in"/>
      <style:text-properties fo:color="#000000" style:font-name="Liberation Sans" fo:background-color="#ffffff"/>
    </style:style>
    <style:style style:name="P4" style:family="paragraph" style:parent-style-name="Standard">
      <style:paragraph-properties style:line-height-at-least="0.198in"/>
      <style:text-properties fo:color="#000000" style:font-name="Liberation Sans" fo:font-size="10.5pt" fo:font-style="italic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style:font-name="Liberation Sans" fo:font-size="10.5pt" fo:font-weight="normal" fo:background-color="#ffffff"/>
    </style:style>
    <style:style style:name="P6" style:family="paragraph" style:parent-style-name="Standard">
      <style:text-properties fo:color="#000000" style:font-name="Liberation Sans" fo:font-weight="bold" fo:background-color="#ffffff" style:font-weight-asian="bold" style:font-weight-complex="bold"/>
    </style:style>
    <style:style style:name="T1" style:family="text">
      <style:text-properties fo:color="#72f1b8"/>
    </style:style>
    <style:style style:name="T2" style:family="text">
      <style:text-properties fo:color="#72f1b8" style:font-name="Consolas" fo:font-size="10.5pt" fo:font-weight="normal"/>
    </style:style>
    <style:style style:name="T3" style:family="text">
      <style:text-properties fo:color="#ff7edb"/>
    </style:style>
    <style:style style:name="T4" style:family="text">
      <style:text-properties fo:color="#ff7edb" style:font-name="Consolas" fo:font-size="10.5pt" fo:font-weight="normal"/>
    </style:style>
    <style:style style:name="T5" style:family="text">
      <style:text-properties fo:color="#ff7edb" style:font-name="Consolas" fo:font-size="10.5pt" fo:font-style="italic" fo:font-weight="normal"/>
    </style:style>
    <style:style style:name="T6" style:family="text">
      <style:text-properties fo:color="#fede5d"/>
    </style:style>
    <style:style style:name="T7" style:family="text">
      <style:text-properties fo:color="#fede5d" style:font-name="Consolas" fo:font-size="10.5pt" fo:font-weight="normal"/>
    </style:style>
    <style:style style:name="T8" style:family="text">
      <style:text-properties fo:color="#ff8b39"/>
    </style:style>
    <style:style style:name="T9" style:family="text">
      <style:text-properties fo:color="#ff8b39" style:font-name="Consolas" fo:font-size="10.5pt" fo:font-weight="normal"/>
    </style:style>
    <style:style style:name="T10" style:family="text">
      <style:text-properties fo:color="#36f9f6"/>
    </style:style>
    <style:style style:name="T11" style:family="text">
      <style:text-properties fo:color="#36f9f6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style:font-name="Consolas" fo:font-size="10.5pt" fo:font-style="italic" fo:font-weight="normal"/>
    </style:style>
    <style:style style:name="T14" style:family="text">
      <style:text-properties fo:font-size="10.5pt" fo:font-weight="normal"/>
    </style:style>
    <style:style style:name="T15" style:family="text">
      <style:text-properties fo:font-size="10.5pt" fo:font-style="italic" fo:font-weight="normal"/>
    </style:style>
    <style:style style:name="T16" style:family="text">
      <style:text-properties fo:color="#ffffff"/>
    </style:style>
    <style:style style:name="T17" style:family="text">
      <style:text-properties fo:color="#ffffff" style:font-name="Consolas" fo:font-size="10.5pt" fo:font-weight="normal"/>
    </style:style>
    <style:style style:name="T18" style:family="text">
      <style:text-properties fo:color="#fe4450" style:font-name="Consolas" fo:font-size="10.5pt" fo:font-weight="normal"/>
    </style:style>
    <style:style style:name="T19" style:family="text">
      <style:text-properties fo:color="#2ee2fa" style:font-name="Consolas" fo:font-size="10.5pt" fo:font-weight="normal"/>
    </style:style>
    <style:style style:name="T20" style:family="text">
      <style:text-properties fo:color="#b6b1b1" style:font-name="Consolas" fo:font-size="10.5pt" fo:font-weight="normal"/>
    </style:style>
    <style:style style:name="T21" style:family="text">
      <style:text-properties fo:color="#848bbd" style:font-name="Consolas" fo:font-size="10.5pt" fo:font-style="italic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Code for Top GitHub Repositories App</text:p>
      <text:p text:style-name="P1"/>
      <text:p text:style-name="P2"/>
      <text:p text:style-name="P1">App.js</text:p>
      <text:p text:style-name="P4">// src/App.js</text:p>
      <text:p text:style-name="P5">import React from 'react';</text:p>
      <text:p text:style-name="P5">import TopResps from './components/TopReps';</text:p>
      <text:p text:style-name="P5">import "./App.css"</text:p>
      <text:p text:style-name="P5">function App() {</text:p>
      <text:p text:style-name="P3">  <text:span text:style-name="T14">return (</text:span></text:p>
      <text:p text:style-name="P3">    <text:span text:style-name="T14">&lt;div className="bg-dark text-white min-vh-100"&gt;</text:span></text:p>
      <text:p text:style-name="P3">      </text:p>
      <text:p text:style-name="P3">        <text:span text:style-name="T14">&lt;TopResps /&gt;</text:span></text:p>
      <text:p text:style-name="P3">      </text:p>
      <text:p text:style-name="P3">    <text:span text:style-name="T14">&lt;/div&gt;</text:span></text:p>
      <text:p text:style-name="P3">  <text:span text:style-name="T14">);</text:span></text:p>
      <text:p text:style-name="P5">}</text:p>
      <text:p text:style-name="P3"/>
      <text:p text:style-name="P5">export default App;</text:p>
      <text:p text:style-name="P5"/>
      <text:p text:style-name="P2"/>
      <text:p text:style-name="P2"/>
      <text:p text:style-name="P2"/>
      <text:p text:style-name="P1">Create a folder called components inside src</text:p>
      <text:p text:style-name="P1"/>
      <text:p text:style-name="P1">TopReps.js</text:p>
      <text:p text:style-name="P2"/>
      <text:p text:style-name="P5">import React, { useState, useEffect } from 'react';</text:p>
      <text:p text:style-name="P3"/>
      <text:p text:style-name="P5">const TopReps = () =&gt; {</text:p>
      <text:p text:style-name="P3">  <text:span text:style-name="T14">const [repoCount, setRepoCount] = useState(10);</text:span></text:p>
      <text:p text:style-name="P3">  <text:span text:style-name="T14">const [repositories, setRepositories] = useState([]);</text:span></text:p>
      <text:p text:style-name="P3">  <text:span text:style-name="T14">const [currentPage, setCurrentPage] = useState(1);</text:span></text:p>
      <text:p text:style-name="P3">  <text:span text:style-name="T14">const reposPerPage = 10;</text:span></text:p>
      <text:p text:style-name="P3"/>
      <text:p text:style-name="P3">  <text:span text:style-name="T14">useEffect(() =&gt; {</text:span></text:p>
      <text:p text:style-name="P3">    <text:span text:style-name="T14">fetchRepositories();</text:span></text:p>
      <text:p text:style-name="P3">  <text:span text:style-name="T14">}, [repoCount, currentPage]);</text:span></text:p>
      <text:p text:style-name="P3"/>
      <text:p text:style-name="P3">  <text:span text:style-name="T14">const fetchRepositories = async () =&gt; {</text:span></text:p>
      <text:p text:style-name="P3">    <text:span text:style-name="T14">try {</text:span></text:p>
      <text:p text:style-name="P3">      <text:span text:style-name="T14">const response = await fetch(`http://localhost:3001/api/repositories?count=${repoCount}`);</text:span></text:p>
      <text:p text:style-name="P3">      <text:span text:style-name="T14">if (!response.ok) {</text:span></text:p>
      <text:p text:style-name="P3">        <text:span text:style-name="T14">throw new Error(`HTTP error! Status: ${response.status}`);</text:span></text:p>
      <text:p text:style-name="P3">      <text:span text:style-name="T14">}</text:span></text:p>
      <text:p text:style-name="P3"/>
      <text:p text:style-name="P3">      <text:span text:style-name="T14">const data = await response.json();</text:span></text:p>
      <text:p text:style-name="P3"/>
      <text:p text:style-name="P3">      <text:span text:style-name="T14">if (!Array.isArray(data)) {</text:span></text:p>
      <text:p text:style-name="P3">        <text:span text:style-name="T14">console.error('Error: Data is not an array', data);</text:span></text:p>
      <text:p text:style-name="P3"><text:soft-page-break/>        <text:span text:style-name="T14">setRepositories([]);</text:span></text:p>
      <text:p text:style-name="P3">        <text:span text:style-name="T14">return;</text:span></text:p>
      <text:p text:style-name="P3">      <text:span text:style-name="T14">}</text:span></text:p>
      <text:p text:style-name="P3"/>
      <text:p text:style-name="P3">      <text:span text:style-name="T14">setRepositories(data);</text:span></text:p>
      <text:p text:style-name="P3">    <text:span text:style-name="T14">} catch (error) {</text:span></text:p>
      <text:p text:style-name="P3">      <text:span text:style-name="T14">console.error('Error fetching repositories:', error.message);</text:span></text:p>
      <text:p text:style-name="P3">      <text:span text:style-name="T14">setRepositories([]); </text:span><text:span text:style-name="T15">// Set empty array to handle the error case</text:span></text:p>
      <text:p text:style-name="P3">    <text:span text:style-name="T14">}</text:span></text:p>
      <text:p text:style-name="P3">  <text:span text:style-name="T14">};</text:span></text:p>
      <text:p text:style-name="P3"/>
      <text:p text:style-name="P3">  <text:span text:style-name="T14">const handleDropdownChange = (</text:span><text:span text:style-name="T15">event</text:span><text:span text:style-name="T14">) =&gt; {</text:span></text:p>
      <text:p text:style-name="P3">    <text:span text:style-name="T14">setRepoCount(parseInt(</text:span><text:span text:style-name="T15">event</text:span><text:span text:style-name="T14">.target.value));</text:span></text:p>
      <text:p text:style-name="P3">    <text:span text:style-name="T14">setCurrentPage(1); </text:span><text:span text:style-name="T15">// Reset to the first page when changing the number of repositories per page</text:span></text:p>
      <text:p text:style-name="P3">  <text:span text:style-name="T14">};</text:span></text:p>
      <text:p text:style-name="P3"/>
      <text:p text:style-name="P3">  <text:span text:style-name="T14">const handlePageChange = (</text:span><text:span text:style-name="T15">page</text:span><text:span text:style-name="T14">) =&gt; {</text:span></text:p>
      <text:p text:style-name="P3">    <text:span text:style-name="T14">setCurrentPage(</text:span><text:span text:style-name="T15">page</text:span><text:span text:style-name="T14">);</text:span></text:p>
      <text:p text:style-name="P3">  <text:span text:style-name="T14">};</text:span></text:p>
      <text:p text:style-name="P3"/>
      <text:p text:style-name="P3">  <text:span text:style-name="T15">// Pagination Logic</text:span></text:p>
      <text:p text:style-name="P3">  <text:span text:style-name="T14">const indexOfLastRepo = currentPage * reposPerPage;</text:span></text:p>
      <text:p text:style-name="P3">  <text:span text:style-name="T14">const indexOfFirstRepo = indexOfLastRepo - reposPerPage;</text:span></text:p>
      <text:p text:style-name="P3">  <text:span text:style-name="T14">const currentRepos = repositories.slice(indexOfFirstRepo, indexOfLastRepo);</text:span></text:p>
      <text:p text:style-name="P3"/>
      <text:p text:style-name="P3">  <text:span text:style-name="T14">return (</text:span></text:p>
      <text:p text:style-name="P3">    <text:span text:style-name="T14">&lt;div className='container'&gt;</text:span></text:p>
      <text:p text:style-name="P3">      <text:span text:style-name="T14">&lt;h2 className="mb-4"&gt;Top GitHub Repositories&lt;/h2&gt;</text:span></text:p>
      <text:p text:style-name="P3"/>
      <text:p text:style-name="P3">      <text:span text:style-name="T14">&lt;div className="mb-3"&gt;</text:span></text:p>
      <text:p text:style-name="P3">        <text:span text:style-name="T14">&lt;label htmlFor="repoCount"&gt;Display:&lt;/label&gt;</text:span></text:p>
      <text:p text:style-name="P3">        <text:span text:style-name="T14">&lt;select id="repoCount" onChange={handleDropdownChange}&gt;</text:span></text:p>
      <text:p text:style-name="P3">          <text:span text:style-name="T14">&lt;option value="10"&gt;10&lt;/option&gt;</text:span></text:p>
      <text:p text:style-name="P3">          <text:span text:style-name="T14">&lt;option value="50"&gt;50&lt;/option&gt;</text:span></text:p>
      <text:p text:style-name="P3">          <text:span text:style-name="T14">&lt;option value="100"&gt;100&lt;/option&gt;</text:span></text:p>
      <text:p text:style-name="P3">        <text:span text:style-name="T14">&lt;/select&gt;</text:span></text:p>
      <text:p text:style-name="P3">      <text:span text:style-name="T14">&lt;/div&gt;</text:span></text:p>
      <text:p text:style-name="P3"/>
      <text:p text:style-name="P3">      <text:span text:style-name="T14">&lt;div&gt;</text:span></text:p>
      <text:p text:style-name="P3">        <text:span text:style-name="T14">{currentRepos.map((</text:span><text:span text:style-name="T15">repo</text:span><text:span text:style-name="T14">) =&gt; (</text:span></text:p>
      <text:p text:style-name="P3">          <text:span text:style-name="T14">&lt;div key={</text:span><text:span text:style-name="T15">repo</text:span><text:span text:style-name="T14">.name} className="border p-3 mb-3 rounded-3"&gt;</text:span></text:p>
      <text:p text:style-name="P3">            <text:span text:style-name="T14">&lt;h4&gt;{</text:span><text:span text:style-name="T15">repo</text:span><text:span text:style-name="T14">.name}&lt;/h4&gt;</text:span></text:p>
      <text:p text:style-name="P3">            <text:span text:style-name="T14">&lt;p&gt;{</text:span><text:span text:style-name="T15">repo</text:span><text:span text:style-name="T14">.description}&lt;/p&gt;</text:span></text:p>
      <text:p text:style-name="P3">            <text:span text:style-name="T14">&lt;p&gt;</text:span></text:p>
      <text:p text:style-name="P3">              <text:span text:style-name="T14">&lt;strong&gt;Stars:&lt;/strong&gt; {</text:span><text:span text:style-name="T15">repo</text:span><text:span text:style-name="T14">.stars} |{' '}</text:span></text:p>
      <text:p text:style-name="P3">              <text:span text:style-name="T14">&lt;a href={</text:span><text:span text:style-name="T15">repo</text:span><text:span text:style-name="T14">.url}  className="text-decoration-none" target="_blank" rel="noopener noreferrer"&gt;</text:span></text:p>
      <text:p text:style-name="P3">                <text:span text:style-name="T14">View on GitHub</text:span></text:p>
      <text:p text:style-name="P3">              <text:span text:style-name="T14">&lt;/a&gt;</text:span></text:p>
      <text:p text:style-name="P3">            <text:span text:style-name="T14">&lt;/p&gt;</text:span></text:p>
      <text:p text:style-name="P3">          <text:span text:style-name="T14">&lt;/div&gt;</text:span></text:p>
      <text:p text:style-name="P3"><text:soft-page-break/>        <text:span text:style-name="T14">))}</text:span></text:p>
      <text:p text:style-name="P3">      <text:span text:style-name="T14">&lt;/div&gt;</text:span></text:p>
      <text:p text:style-name="P3"/>
      <text:p text:style-name="P3">      <text:span text:style-name="T14">{</text:span><text:span text:style-name="T15">/* Pagination Controls */</text:span><text:span text:style-name="T14">}</text:span></text:p>
      <text:p text:style-name="P3">      <text:span text:style-name="T14">{repositories.length &gt; reposPerPage &amp;&amp; (</text:span></text:p>
      <text:p text:style-name="P3">        <text:span text:style-name="T14">&lt;div className="d-flex justify-content-center"&gt;</text:span></text:p>
      <text:p text:style-name="P3">          <text:span text:style-name="T14">&lt;nav aria-label="Page navigation"&gt;</text:span></text:p>
      <text:p text:style-name="P3">            <text:span text:style-name="T14">&lt;ul className="pagination"&gt;</text:span></text:p>
      <text:p text:style-name="P3">              <text:span text:style-name="T14">{[...Array(Math.ceil(repositories.length / reposPerPage)).keys()].map((</text:span><text:span text:style-name="T15">number</text:span><text:span text:style-name="T14">) =&gt; (</text:span></text:p>
      <text:p text:style-name="P3">                <text:span text:style-name="T14">&lt;li key={</text:span><text:span text:style-name="T15">number</text:span><text:span text:style-name="T14">} className={`page-item ${currentPage === </text:span><text:span text:style-name="T15">number</text:span><text:span text:style-name="T14"> + 1 ? 'active' : ''}`}&gt;</text:span></text:p>
      <text:p text:style-name="P3">                  <text:span text:style-name="T14">&lt;button</text:span></text:p>
      <text:p text:style-name="P3">                    <text:span text:style-name="T14">className="page-link"</text:span></text:p>
      <text:p text:style-name="P3">                    <text:span text:style-name="T14">onClick={() =&gt; handlePageChange(</text:span><text:span text:style-name="T15">number</text:span><text:span text:style-name="T14"> + 1)}</text:span></text:p>
      <text:p text:style-name="P3">                  <text:span text:style-name="T14">&gt;</text:span></text:p>
      <text:p text:style-name="P3">                    <text:span text:style-name="T14">{</text:span><text:span text:style-name="T15">number</text:span><text:span text:style-name="T14"> + 1}</text:span></text:p>
      <text:p text:style-name="P3">                  <text:span text:style-name="T14">&lt;/button&gt;</text:span></text:p>
      <text:p text:style-name="P3">                <text:span text:style-name="T14">&lt;/li&gt;</text:span></text:p>
      <text:p text:style-name="P3">              <text:span text:style-name="T14">))}</text:span></text:p>
      <text:p text:style-name="P3">            <text:span text:style-name="T14">&lt;/ul&gt;</text:span></text:p>
      <text:p text:style-name="P3">          <text:span text:style-name="T14">&lt;/nav&gt;</text:span></text:p>
      <text:p text:style-name="P3">        <text:span text:style-name="T14">&lt;/div&gt;</text:span></text:p>
      <text:p text:style-name="P3">      <text:span text:style-name="T14">)}</text:span></text:p>
      <text:p text:style-name="P3">    <text:span text:style-name="T14">&lt;/div&gt;</text:span></text:p>
      <text:p text:style-name="P3">  <text:span text:style-name="T14">);</text:span></text:p>
      <text:p text:style-name="P5">};</text:p>
      <text:p text:style-name="P3"/>
      <text:p text:style-name="P5">export default TopReps;</text:p>
      <text:p text:style-name="P2"/>
      <text:p text:style-name="P2"/>
      <text:p text:style-name="P6">Instructions:-</text:p>
      <text:p text:style-name="P6"/>
      <text:p text:style-name="P2">Installation:</text:p>
      <text:p text:style-name="P2"><text:s text:c="8"/>◦ Run the following command to install dependencies:</text:p>
      <text:p text:style-name="P2"><text:s text:c="8"/>◦ npm install</text:p>
      <text:p text:style-name="P2"><text:s text:c="3"/>Run the App:</text:p>
      <text:p text:style-name="P2"><text:s text:c="4"/>• Start the React app by running:</text:p>
      <text:p text:style-name="P2"><text:s text:c="4"/>• npm start</text:p>
      <text:p text:style-name="P2"><text:s text:c="7"/>Usage:</text:p>
      <text:p text:style-name="P2"><text:s text:c="4"/>• Open the app in your web browser.</text:p>
      <text:p text:style-name="P2"><text:s text:c="4"/>• Explore the top GitHub repositories displayed on the page.</text:p>
      <text:p text:style-name="P2"><text:s text:c="4"/>• Notes:</text:p>
      <text:p text:style-name="P2"><text:s text:c="4"/>• The app fetches data from the GitHub API, so an internet connection is required.</text:p>
      <text:p text:style-name="P2"><text:s text:c="4"/>• Troubleshooting:</text:p>
      <text:p text:style-name="P2"><text:s text:c="4"/>• If you encounter any issues, check the following:</text:p>
      <text:p text:style-name="P2"><text:s text:c="8"/>◦ Ensure that dependencies are installed.</text:p>
      <text:p text:style-name="P2"><text:s text:c="8"/>◦ Check your internet connection.</text:p>
      <text:p text:style-name="P2"><text:s text:c="4"/>• Contact:</text:p>
      <text:p text:style-name="P2"><text:s text:c="4"/>• Feel free to contact me at maddygyani15@gmail.com for any questions or assistance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3-12-16T13:25:45.817000000</dc:date>
    <meta:editing-duration>PT2M45S</meta:editing-duration>
    <meta:editing-cycles>5</meta:editing-cycles>
    <meta:document-statistic meta:table-count="0" meta:image-count="0" meta:object-count="0" meta:page-count="3" meta:paragraph-count="122" meta:word-count="410" meta:character-count="4041" meta:non-whitespace-character-count="3000"/>
  </office:meta>
</office:document-meta>
</file>